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3366" draw:textarea-horizontal-align="justify" draw:textarea-vertical-align="middle" draw:auto-grow-height="false" fo:min-height="2.932cm" fo:min-width="4.804cm" draw:shadow="hidden"/>
    </style:style>
    <style:style style:name="gr2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952cm" fo:min-width="2.47cm" draw:shadow="hidden"/>
    </style:style>
    <style:style style:name="gr3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378cm" fo:min-width="3.32cm" draw:shadow="hidden"/>
    </style:style>
    <style:style style:name="gr4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448cm" fo:min-width="3.744cm" draw:shadow="hidden"/>
    </style:style>
    <style:style style:name="gr5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164cm" fo:min-width="3.39cm" draw:shadow="hidden"/>
    </style:style>
    <style:style style:name="gr6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812cm" fo:min-width="1.48cm" draw:shadow="hidden"/>
    </style:style>
    <style:style style:name="gr7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448cm" fo:min-width="3.248cm" draw:shadow="hidden"/>
    </style:style>
    <style:style style:name="gr8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952cm" fo:min-width="2.542cm" draw:shadow="hidden"/>
    </style:style>
    <style:style style:name="gr9" style:family="graphic" style:parent-style-name="standard">
      <style:graphic-properties svg:stroke-color="#000000" draw:fill-color="#6699cc" draw:opacity="100%" draw:textarea-horizontal-align="justify" draw:textarea-vertical-align="middle" draw:auto-grow-height="false" fo:min-height="1.164cm" fo:min-width="2.682cm" draw:shadow="hidden"/>
    </style:style>
    <style:style style:name="gr10" style:family="graphic" style:parent-style-name="standard">
      <style:graphic-properties svg:stroke-color="#000000" draw:fill-color="#6699cc" draw:opacity="100%" draw:textarea-horizontal-align="justify" draw:textarea-vertical-align="middle" draw:auto-grow-height="false" fo:min-height="1.024cm" fo:min-width="2.824cm" draw:shadow="hidden"/>
    </style:style>
    <style:style style:name="gr11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236cm" fo:min-width="2.682cm" draw:shadow="hidden"/>
    </style:style>
    <style:style style:name="gr12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6cm" fo:min-width="1.976cm" draw:shadow="hidden"/>
    </style:style>
    <style:style style:name="gr13" style:family="graphic" style:parent-style-name="standard">
      <style:graphic-properties svg:stroke-color="#000000" draw:fill-color="#6699cc" draw:textarea-horizontal-align="justify" draw:textarea-vertical-align="middle" draw:auto-grow-height="false" fo:min-height="1.59cm" fo:min-width="3.602cm" draw:shadow="hidden"/>
    </style:style>
    <style:style style:name="gr14" style:family="graphic" style:parent-style-name="standard">
      <style:graphic-properties svg:stroke-color="#000000" draw:fill-color="#6699cc" draw:textarea-horizontal-align="justify" draw:textarea-vertical-align="middle" draw:auto-grow-height="false" fo:min-height="1.306cm" fo:min-width="3.602cm" draw:shadow="hidden"/>
    </style:style>
    <style:style style:name="gr15" style:family="graphic" style:parent-style-name="standard">
      <style:graphic-properties svg:stroke-color="#000000" draw:fill-color="#6699cc" draw:textarea-horizontal-align="justify" draw:textarea-vertical-align="middle" draw:auto-grow-height="false" fo:min-height="1.518cm" fo:min-width="4.098cm" draw:shadow="hidden"/>
    </style:style>
    <style:style style:name="gr16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74cm" fo:min-width="2.046cm" draw:shadow="hidden"/>
    </style:style>
    <style:style style:name="gr17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599cm" fo:min-width="1.833cm" draw:shadow="hidden"/>
    </style:style>
    <style:style style:name="gr18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6cm" fo:min-width="1.692cm" draw:shadow="hidden"/>
    </style:style>
    <style:style style:name="gr19" style:family="graphic" style:parent-style-name="standard">
      <style:graphic-properties svg:stroke-color="#000000" draw:fill-color="#6699cc" draw:textarea-horizontal-align="justify" draw:textarea-vertical-align="middle" draw:auto-grow-height="false" fo:min-height="1.518cm" fo:min-width="3.602cm" draw:shadow="hidden"/>
    </style:style>
    <style:style style:name="gr20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739cm" fo:min-width="1.267cm" draw:shadow="hidden"/>
    </style:style>
    <style:style style:name="gr21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739cm" fo:min-width="2.188cm" draw:shadow="hidden"/>
    </style:style>
    <style:style style:name="gr22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164cm" fo:min-width="4.38cm" draw:shadow="hidden"/>
    </style:style>
    <style:style style:name="gr23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0.74cm" fo:min-width="4.238cm" draw:shadow="hidden"/>
    </style:style>
    <style:style style:name="gr24" style:family="graphic" style:parent-style-name="standard">
      <style:graphic-properties svg:stroke-color="#000000" draw:fill-color="#6699cc" draw:textarea-horizontal-align="justify" draw:textarea-vertical-align="middle" draw:auto-grow-height="false" fo:min-height="1.518cm" fo:min-width="5.582cm" draw:shadow="hidden"/>
    </style:style>
    <style:style style:name="gr25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094cm" fo:min-width="4.663cm" draw:shadow="hidden"/>
    </style:style>
    <style:style style:name="gr26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2.014cm" fo:min-width="5.794cm" draw:shadow="hidden"/>
    </style:style>
    <style:style style:name="gr27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582cm" fo:min-width="4.663cm" draw:shadow="hidden"/>
    </style:style>
    <style:style style:name="gr28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802cm" fo:min-width="4.663cm" draw:shadow="hidden"/>
    </style:style>
    <style:style style:name="gr29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024cm" fo:min-width="4.663cm" draw:shadow="hidden"/>
    </style:style>
    <style:style style:name="gr30" style:family="graphic" style:parent-style-name="standard">
      <style:graphic-properties svg:stroke-color="#000000" draw:fill-color="#99ccff" draw:opacity="100%" draw:textarea-horizontal-align="justify" draw:textarea-vertical-align="middle" draw:auto-grow-height="false" fo:min-height="1.659cm" fo:min-width="5.511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003366"/>
      <style:paragraph-properties fo:text-align="center"/>
      <style:text-properties fo:font-weight="bold"/>
    </style:style>
    <style:style style:name="P3" style:family="paragraph">
      <loext:graphic-properties draw:fill-color="#99ccff" draw:opacity="100%"/>
      <style:paragraph-properties fo:text-align="center"/>
    </style:style>
    <style:style style:name="P4" style:family="paragraph">
      <loext:graphic-properties draw:fill-color="#6699cc" draw:opacity="100%"/>
      <style:paragraph-properties fo:text-align="center"/>
    </style:style>
    <style:style style:name="P5" style:family="paragraph">
      <loext:graphic-properties draw:fill-color="#6699cc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6699cc"/>
      <style:paragraph-properties fo:text-align="center"/>
      <style:text-properties fo:font-weight="bold"/>
    </style:style>
    <style:style style:name="P7" style:family="paragraph">
      <style:paragraph-properties fo:text-align="justify"/>
      <style:text-properties fo:font-size="18pt" fo:font-weight="bold" style:font-size-asian="18pt" style:font-size-complex="18pt"/>
    </style:style>
    <style:style style:name="P8" style:family="paragraph">
      <loext:graphic-properties draw:fill-color="#99ccff" draw:opacity="100%"/>
      <style:paragraph-properties fo:text-align="justify"/>
      <style:text-properties fo:font-size="18pt" fo:font-weight="bold" style:font-size-asian="18pt" style:font-size-complex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5cm" svg:height="4.5cm" svg:x="11.3cm" svg:y="7.3cm">
          <text:p text:style-name="P1"><text:span text:style-name="T1">SmartMug:</text:span><text:span text:style-name="T1"><text:line-break/></text:span><text:span text:style-name="T1">Measure Filling Lev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2cm" svg:height="1.7cm" svg:x="18.6cm" svg:y="1.2cm">
          <text:p text:style-name="P1">Unidir. vs.<text:line-break/>Bidir.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4cm" svg:height="2.3cm" svg:x="1.2cm" svg:y="2.8cm">
          <text:p text:style-name="P1">Decentralized<text:line-break/>(via mobile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cm" svg:height="2.4cm" svg:x="5.6cm" svg:y="1.2cm">
          <text:p text:style-name="P1">Centralized <text:line-break/>(Gastro Infrastr.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5cm" svg:height="2cm" svg:x="21cm" svg:y="16.6cm">
          <text:p text:style-name="P1">When to serve <text:line-break/>the guest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1.5cm" svg:x="8.1cm" svg:y="15.5cm">
          <text:p text:style-name="P1">G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3cm" svg:height="2.4cm" svg:x="9.2cm" svg:y="17cm">
          <text:p text:style-name="P1">Alcohol monitor <text:line-break/>(taxi, # drinks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3cm" svg:height="1.7cm" svg:x="24.2cm" svg:y="14.9cm">
          <text:p text:style-name="P1">tap: <text:line-break/>Glas full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4.5cm" svg:height="2cm" svg:x="11.1cm" svg:y="14.9cm">
          <text:p text:style-name="P1">Custom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.7cm" svg:height="1.8cm" svg:x="19.1cm" svg:y="14.7cm">
          <text:p text:style-name="P1">Gastr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5cm" svg:height="2.1cm" svg:x="22.2cm" svg:y="12.7cm">
          <text:p text:style-name="P1">Info base<text:line-break/>(statistics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3.5cm" svg:height="1.2cm" svg:x="23.1cm" svg:y="1.6cm">
          <text:p text:style-name="P1">WLA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5.8cm" svg:height="2.6cm" svg:x="13.9cm" svg:y="12.6cm">
          <text:p text:style-name="P1"><text:span text:style-name="T2">App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5.8cm" svg:height="2.2cm" svg:x="6.3cm" svg:y="3.7cm">
          <text:p text:style-name="P1"><text:span text:style-name="T1">Architecture/</text:span><text:span text:style-name="T1"><text:line-break/></text:span><text:span text:style-name="T1">Infrastruct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6.5cm" svg:height="2.5cm" svg:x="18.6cm" svg:y="3cm">
          <text:p text:style-name="P1"><text:span text:style-name="T1">Commun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measurelines" svg:width="3.6cm" svg:height="1.4cm" svg:x="24.9cm" svg:y="4.3cm">
          <text:p text:style-name="P1">6LoWPA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measurelines" svg:width="3.299cm" svg:height="1.199cm" svg:x="25.2cm" svg:y="2.801cm">
          <text:p text:style-name="P1">B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measurelines" svg:width="3.1cm" svg:height="1.2cm" svg:x="22.5cm" svg:y="5.5cm">
          <text:p text:style-name="P1">Zigb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measurelines" svg:width="5.8cm" svg:height="2.5cm" svg:x="4.9cm" svg:y="9.6cm">
          <text:p text:style-name="P1"><text:span text:style-name="T2">Sens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measurelines" svg:width="2.499cm" svg:height="1.399cm" svg:x="3.1cm" svg:y="11.601cm">
          <text:p text:style-name="P1">IMU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measurelines" svg:width="2.8cm" svg:height="1.5cm" svg:x="1.7cm" svg:y="10.1cm">
          <text:p text:style-name="P1">Weight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measurelines" svg:width="2.8cm" svg:height="1.5cm" svg:x="5.2cm" svg:y="7.9cm">
          <text:p text:style-name="P1">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measurelines" svg:width="2.499cm" svg:height="1.399cm" svg:x="2.701cm" svg:y="8.5cm">
          <text:p text:style-name="P1">Temp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.8cm" svg:height="1.399cm" svg:x="5.6cm" svg:y="12.201cm">
          <text:p text:style-name="P1">Capacitive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1.5cm" svg:x="16.2cm" svg:y="15.5cm">
          <text:p text:style-name="P1">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1.5cm" svg:x="19.6cm" svg:y="5.7cm">
          <text:p text:style-name="P1">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1.5cm" svg:x="11cm" svg:y="2.7cm">
          <text:p text:style-name="P1">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3.1cm" svg:height="1.2cm" svg:x="16.2cm" svg:y="2.5cm">
          <text:p text:style-name="P1">NF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3.1cm" svg:height="1.2cm" svg:x="15.4cm" svg:y="3.8cm">
          <text:p text:style-name="P1">QR-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6.9cm" svg:height="2cm" svg:x="22.1cm" svg:y="18.4cm">
          <text:p text:style-name="P1">Signal colour in glas<text:line-break/>for bar keep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9" draw:text-style-name="P5" draw:layer="layout" svg:width="5.8cm" svg:height="2.5cm" svg:x="11.9cm" svg:y="9.5cm">
          <text:p text:style-name="P1"><text:span text:style-name="T2">Sens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2.499cm" svg:height="1.399cm" svg:x="20.201cm" svg:y="5.2cm">
          <text:p text:style-name="P1">IMU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1.5cm" svg:x="22.2cm" svg:y="6.2cm">
          <text:p text:style-name="P7">Weigh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8cm" svg:height="1.5cm" svg:x="12.2cm" svg:y="7.8cm">
          <text:p text:style-name="P1">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2.499cm" svg:height="1.399cm" svg:x="4.201cm" svg:y="8.5cm">
          <text:p text:style-name="P1">Tem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.8cm" svg:height="1.399cm" svg:x="22.4cm" svg:y="7.9cm">
          <text:p text:style-name="P1">Capacitive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5.8cm" svg:height="2.5cm" svg:x="16.5cm" svg:y="6.5cm">
          <text:p text:style-name="P1"><text:span text:style-name="T2">Filling Lev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.8cm" svg:height="1.399cm" svg:x="19.8cm" svg:y="9.101cm">
          <text:p text:style-name="P1">Resistive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5.8cm" svg:height="2.5cm" svg:x="4cm" svg:y="9.9cm">
          <text:p text:style-name="P1"><text:span text:style-name="T2">Additio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6.7cm" svg:height="1.4cm" svg:x="1.6cm" svg:y="7cm">
          <text:p text:style-name="P1">Drink too warm/cold?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24" draw:text-style-name="P5" draw:layer="layout" svg:width="8.6cm" svg:height="2.5cm" svg:x="1.3cm" svg:y="1.1cm">
          <text:p text:style-name="P1"><text:span text:style-name="T2">Plan 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7.299cm" svg:height="1.9cm" svg:x="1.201cm" svg:y="3.9cm">
          <text:p text:style-name="P1">Measure someth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8.6cm" svg:height="2.5cm" svg:x="11cm" svg:y="1.2cm">
          <text:p text:style-name="P1"><text:span text:style-name="T2">Plan 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8.6cm" svg:height="2.5cm" svg:x="20.3cm" svg:y="1.4cm">
          <text:p text:style-name="P1"><text:span text:style-name="T2">Plan 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7.299cm" svg:height="1.9cm" svg:x="20.8cm" svg:y="4.2cm">
          <text:p text:style-name="P1">Measure someth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8.9cm" svg:height="3.2cm" svg:x="0cm" svg:y="9cm">
          <text:p text:style-name="P1">High precision measurement <text:line-break/>for industrial usag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7.299cm" svg:height="1.9cm" svg:x="11.001cm" svg:y="3.9cm">
          <text:p text:style-name="P1">Measure someth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7.299cm" svg:height="1.9cm" svg:x="20.8cm" svg:y="6.4cm">
          <text:p text:style-name="P1">Colour change <text:line-break/>for filling le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7.299cm" svg:height="2.59cm" svg:x="1.101cm" svg:y="6.21cm">
          <text:p text:style-name="P1">Colour change <text:line-break/>by App and filling level<text:line-break/>for re-ord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7.299cm" svg:height="2.9cm" svg:x="10.101cm" svg:y="6.3cm">
          <text:p text:style-name="P1">Colour change <text:line-break/>by filling level<text:line-break/>for re-ord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7.299cm" svg:height="1.8cm" svg:x="10.3cm" svg:y="9.5cm">
          <text:p text:style-name="P1">Connect by Ap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8.499cm" svg:height="2.699cm" svg:x="0.001cm" svg:y="12.401cm">
          <text:p text:style-name="P1">density sensor <text:line-break/>for measuring every liqu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7.299cm" svg:height="1.8cm" svg:x="0.401cm" svg:y="15.5cm">
          <text:p text:style-name="P1">Scan bar code on mu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7.299cm" svg:height="1.8cm" svg:x="10.1cm" svg:y="11.6cm">
          <text:p text:style-name="P1">Scan bar code on mu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7.299cm" svg:height="1.8cm" svg:x="0.319cm" svg:y="17.292cm">
          <text:p text:style-name="P1">Induction recharge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7.299cm" svg:height="1.9cm" svg:x="20.901cm" svg:y="8.5cm">
          <text:p text:style-name="P1">Smart coast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23:32:43.346402630</meta:creation-date>
    <meta:generator>LibreOffice/4.4.5.2$Windows_x86 LibreOffice_project/a22f674fd25a3b6f45bdebf25400ed2adff0ff99</meta:generator>
    <dc:date>2016-10-25T15:59:57.606000000</dc:date>
    <meta:editing-duration>PT1H10M4S</meta:editing-duration>
    <meta:editing-cycles>18</meta:editing-cycles>
    <meta:document-statistic meta:object-count="56"/>
  </office:meta>
</office:document-meta>
</file>